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size="9pt" style:font-size-asian="9pt" style:font-size-complex="9pt"/>
    </style:style>
    <style:style style:name="P8" style:family="paragraph" style:parent-style-name="Standard">
      <style:paragraph-properties fo:margin-left="0.979cm" fo:margin-right="0cm" fo:text-indent="0.026cm" style:auto-text-indent="false"/>
    </style:style>
    <style:style style:name="P9" style:family="paragraph" style:parent-style-name="Standard">
      <style:paragraph-properties fo:margin-left="0.979cm" fo:margin-right="0cm" fo:text-indent="0.026cm" style:auto-text-indent="false">
        <style:tab-stops>
          <style:tab-stop style:position="0cm"/>
          <style:tab-stop style:position="0.609cm"/>
        </style:tab-stops>
      </style:paragraph-properties>
    </style:style>
    <style:style style:name="P10" style:family="paragraph" style:parent-style-name="Standard">
      <style:paragraph-properties fo:margin-left="0.979cm" fo:margin-right="0cm" fo:text-indent="0cm" style:auto-text-indent="false"/>
    </style:style>
    <style:style style:name="P11" style:family="paragraph" style:parent-style-name="Standard" style:list-style-name="L5">
      <style:paragraph-properties fo:margin-left="1.508cm" fo:margin-right="0cm" fo:text-indent="0cm" style:auto-text-indent="false">
        <style:tab-stops>
          <style:tab-stop style:position="0cm"/>
          <style:tab-stop style:position="0.609cm"/>
        </style:tab-stops>
      </style:paragraph-properties>
    </style:style>
    <style:style style:name="P12" style:family="paragraph" style:parent-style-name="Standard" style:list-style-name="L6">
      <style:paragraph-properties fo:margin-left="1.508cm" fo:margin-right="0cm" fo:text-indent="0cm" style:auto-text-indent="false">
        <style:tab-stops>
          <style:tab-stop style:position="0.397cm"/>
        </style:tab-stops>
      </style:paragraph-properties>
    </style:style>
    <style:style style:name="P13" style:family="paragraph" style:parent-style-name="Standard" style:list-style-name="L8">
      <style:paragraph-properties fo:margin-left="1.508cm" fo:margin-right="0cm" fo:text-indent="0cm" style:auto-text-indent="false">
        <style:tab-stops>
          <style:tab-stop style:position="0.45cm"/>
        </style:tab-stops>
      </style:paragraph-properties>
    </style:style>
    <style:style style:name="P14" style:family="paragraph" style:parent-style-name="Standard" style:list-style-name="L8">
      <style:paragraph-properties fo:margin-left="1.508cm" fo:margin-right="0cm" fo:text-indent="0cm" style:auto-text-indent="false">
        <style:tab-stops>
          <style:tab-stop style:position="0.45cm"/>
        </style:tab-stops>
      </style:paragraph-properties>
    </style:style>
    <style:style style:name="P15" style:family="paragraph" style:parent-style-name="Standard">
      <style:paragraph-properties fo:margin-left="1.508cm" fo:margin-right="0cm" fo:text-indent="0cm" style:auto-text-indent="false">
        <style:tab-stops>
          <style:tab-stop style:position="0.45cm"/>
        </style:tab-stops>
      </style:paragraph-properties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.45cm"/>
        </style:tab-stops>
      </style:paragraph-properties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.45cm"/>
        </style:tab-stops>
      </style:paragraph-properties>
      <style:text-properties style:text-underline-style="none"/>
    </style:style>
    <style:style style:name="P18" style:family="paragraph" style:parent-style-name="Standard" style:list-style-name="L6">
      <style:paragraph-properties fo:margin-left="1.482cm" fo:margin-right="0cm" fo:text-indent="0.026cm" style:auto-text-indent="false">
        <style:tab-stops>
          <style:tab-stop style:position="0.45cm"/>
        </style:tab-stops>
      </style:paragraph-properties>
    </style:style>
    <style:style style:name="P19" style:family="paragraph" style:parent-style-name="Standard">
      <style:paragraph-properties fo:margin-left="1.005cm" fo:margin-right="0cm" fo:text-indent="0cm" style:auto-text-indent="false">
        <style:tab-stops>
          <style:tab-stop style:position="0.476cm"/>
        </style:tab-stops>
      </style:paragraph-properties>
      <style:text-properties style:text-underline-style="none"/>
    </style:style>
    <style:style style:name="P20" style:family="paragraph" style:parent-style-name="Standard" style:list-style-name="L7">
      <style:paragraph-properties fo:margin-left="1.429cm" fo:margin-right="0cm" fo:text-indent="0cm" style:auto-text-indent="false">
        <style:tab-stops>
          <style:tab-stop style:position="0.45cm"/>
        </style:tab-stops>
      </style:paragraph-properties>
    </style:style>
    <style:style style:name="P21" style:family="paragraph" style:parent-style-name="Standard" style:list-style-name="L7">
      <style:paragraph-properties fo:margin-left="1.429cm" fo:margin-right="0cm" fo:text-indent="0cm" style:auto-text-indent="false">
        <style:tab-stops>
          <style:tab-stop style:position="0.45cm"/>
        </style:tab-stops>
      </style:paragraph-properties>
    </style:style>
    <style:style style:name="P22" style:family="paragraph" style:parent-style-name="Standard">
      <style:paragraph-properties fo:margin-left="0.476cm" fo:margin-right="0cm" fo:text-indent="0cm" style:auto-text-indent="false">
        <style:tab-stops>
          <style:tab-stop style:position="0.45cm"/>
        </style:tab-stops>
      </style:paragraph-properties>
      <style:text-properties style:text-underline-style="none"/>
    </style:style>
    <style:style style:name="P23" style:family="paragraph" style:parent-style-name="Standard" style:list-style-name="L9">
      <style:paragraph-properties fo:margin-left="0.476cm" fo:margin-right="0cm" fo:text-indent="0cm" style:auto-text-indent="false">
        <style:tab-stops>
          <style:tab-stop style:position="0.45cm"/>
        </style:tab-stops>
      </style:paragraph-properties>
      <style:text-properties style:text-underline-style="none"/>
    </style:style>
    <style:style style:name="P24" style:family="paragraph" style:parent-style-name="Standard" style:list-style-name="L10">
      <style:paragraph-properties fo:margin-left="0.503cm" fo:margin-right="0cm" fo:text-indent="0cm" style:auto-text-indent="false">
        <style:tab-stops>
          <style:tab-stop style:position="0.45cm"/>
        </style:tab-stops>
      </style:paragraph-properties>
      <style:text-properties style:text-underline-style="none"/>
    </style:style>
    <style:style style:name="P25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26" style:family="paragraph" style:parent-style-name="Header">
      <style:text-properties fo:font-size="9pt" style:text-underline-style="solid" style:text-underline-width="auto" style:text-underline-color="font-color" style:font-size-asian="9pt" style:font-size-complex="9pt"/>
    </style:style>
    <style:style style:name="T1" style:family="text">
      <style:text-properties fo:font-size="20pt"/>
    </style:style>
    <style:style style:name="T2" style:family="text">
      <style:text-properties style:text-underline-style="none"/>
    </style:style>
    <style:style style:name="T3" style:family="text">
      <style:text-properties style:font-size-asian="20pt"/>
    </style:style>
    <style:style style:name="T4" style:family="text">
      <style:text-properties style:font-size-complex="20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kt Geldverleih</text:p>
      <text:p text:style-name="Standard"/>
      <text:p text:style-name="P1">1. Zielsetzung</text:p>
      <text:p text:style-name="P1"/>
      <text:p text:style-name="Standard">Verwaltung von Geldanleihen von verschiedenen Kunden.</text:p>
      <text:p text:style-name="Standard"/>
      <text:p text:style-name="Standard">Der Anwender soll Kunden anlegen und diesen über eine grafische Oberfläche Geld zu festlegbaren Zinssätzen verleihen können.</text:p>
      <text:p text:style-name="Standard">Der Anwender soll anhand von Statistiken seine Einnahmen und derzeitigen Ausleihen feststellen können.</text:p>
      <text:p text:style-name="Standard"/>
      <text:p text:style-name="P1">1.1 Muss-Kriterien</text:p>
      <text:p text:style-name="P1"/>
      <text:list xml:id="list30622472" text:style-name="L1">
        <text:list-item>
          <text:p text:style-name="P2">Mehrere Kunden anlegbar</text:p>
        </text:list-item>
        <text:list-item>
          <text:p text:style-name="P2">Jeder Kunde kann mehrere Anleihen haben</text:p>
        </text:list-item>
        <text:list-item>
          <text:p text:style-name="P2">Übersicht/ Statistik für Ausleihen/Rückgabe (Monat/Woche/Tag) Insgesamt und pro Kunde</text:p>
        </text:list-item>
        <text:list-item>
          <text:p text:style-name="P2">Übersicht derzeitig verliehenes Geld</text:p>
        </text:list-item>
        <text:list-item>
          <text:p text:style-name="P2">Anwender kann Zinssatz festlegen</text:p>
        </text:list-item>
        <text:list-item>
          <text:p text:style-name="P2">Übersicht/Statistik Zinseinnahmen (Monat/Woche/Tag)</text:p>
        </text:list-item>
      </text:list>
      <text:p text:style-name="Standard"/>
      <text:p text:style-name="P1">1.2 Wunsch-Kriterien</text:p>
      <text:p text:style-name="P1"/>
      <text:list xml:id="list31321892" text:continue-numbering="true" text:style-name="L1">
        <text:list-item>
          <text:p text:style-name="P2">Terminierung mit festlegbaren Überzugszinsen</text:p>
        </text:list-item>
        <text:list-item>
          <text:p text:style-name="P2">Multi-User-Fähigkeit</text:p>
        </text:list-item>
        <text:list-item>
          <text:p text:style-name="P2">Grafische Darstellung der Statistiken/Übersichten</text:p>
        </text:list-item>
        <text:list-item>
          <text:p text:style-name="P2">Rechteverwaltung</text:p>
        </text:list-item>
      </text:list>
      <text:p text:style-name="Standard"/>
      <text:p text:style-name="P1">1.3 Abgrenzungskriterien</text:p>
      <text:p text:style-name="P1"/>
      <text:list xml:id="list30643262" text:style-name="L2">
        <text:list-item>
          <text:p text:style-name="P3">Keine</text:p>
        </text:list-item>
      </text:list>
      <text:p text:style-name="Standard"/>
      <text:p text:style-name="P1">2. Betriebsbedingungen</text:p>
      <text:p text:style-name="P1"/>
      <text:list xml:id="list30634617" text:style-name="L3">
        <text:list-item>
          <text:p text:style-name="P4">Windows-kompatibles System mit .net-Framework und SQL-Datenbank.</text:p>
        </text:list-item>
      </text:list>
      <text:p text:style-name="Standard"/>
      <text:p text:style-name="Standard"/>
      <text:p text:style-name="P1">3. Zielgruppen</text:p>
      <text:p text:style-name="P1"/>
      <text:list xml:id="list30628384" text:style-name="L4">
        <text:list-item>
          <text:p text:style-name="P5">Für Banken oder auch für Privatanwender die häufiger Geld an andere verleihen.</text:p>
        </text:list-item>
      </text:list>
      <text:p text:style-name="Standard"/>
      <text:p text:style-name="P1"/>
      <text:p text:style-name="P25">4. Benutzeroberfläche</text:p>
      <text:p text:style-name="Standard"/>
      <text:p text:style-name="P9">Kundenansicht</text:p>
      <text:list xml:id="list30635091" text:style-name="L5">
        <text:list-item>
          <text:p text:style-name="P11">Auflistung aller Kunden mit Filter- und Sortiermöglichkeit</text:p>
        </text:list-item>
        <text:list-item>
          <text:p text:style-name="P11">Kundendaten bearbeitbar</text:p>
        </text:list-item>
        <text:list-item>
          <text:p text:style-name="P11">Neue Kunden anlegbar</text:p>
        </text:list-item>
      </text:list>
      <text:p text:style-name="Standard"/>
      <text:p text:style-name="P8">Ausleihansicht</text:p>
      <text:list xml:id="list30632372" text:style-name="L6">
        <text:list-item>
          <text:p text:style-name="P18"><text:s/>Auflistung aller Ausleihvorgänge (Filterbar nach Monat, Woche, Tag)</text:p>
        </text:list-item>
        <text:list-item>
          <text:p text:style-name="P12"><text:s/>Neue Ausleihvorgänge anlegbar mit Zuordnung zu Kunden und mit Festlegung von Zinssätzen</text:p>
        </text:list-item>
      </text:list>
      <text:p text:style-name="Standard"/>
      <text:p text:style-name="P19">Einstellungsansicht</text:p>
      <text:list xml:id="list30627667" text:style-name="L7">
        <text:list-item>
          <text:p text:style-name="P20">Grundeinstellung (z.B. Standardzinssatz)</text:p>
        </text:list-item>
        <text:list-item>
          <text:p text:style-name="P20">Datenbankverbindungseinstellungen</text:p>
        </text:list-item>
      </text:list>
      <text:p text:style-name="Standard"/>
      <text:p text:style-name="P10">Statistik</text:p>
      <text:list xml:id="list31165630" text:style-name="L8">
        <text:list-item>
          <text:p text:style-name="P13">Anzeige Zinseinnahmen pro Tag/Woche/Monat</text:p>
        </text:list-item>
        <text:list-item>
          <text:p text:style-name="P13">Anzeige derzeit Verliehenes Geld</text:p>
        </text:list-item>
        <text:list-item>
          <text:p text:style-name="P13">Anzeige verliehenes Geld pro Tag/Woche/Monat</text:p>
        </text:list-item>
        <text:list-item>
          <text:p text:style-name="P13">Anzeige zurückerhaltenes Geld pro Tag/Woche/Monat</text:p>
        </text:list-item>
        <text:list-item>
          <text:p text:style-name="P13">Anzeige aller Kunden die noch Schulden haben</text:p>
        </text:list-item>
      </text:list>
      <text:p text:style-name="P15"/>
      <text:p text:style-name="P16">5. Qualitätsanforderungen</text:p>
      <text:p text:style-name="P17"/>
      <text:list xml:id="list31211137" text:style-name="L9">
        <text:list-item>
          <text:p text:style-name="P23">Schnelle und einfache Erweiterbarkeit</text:p>
        </text:list-item>
        <text:list-item>
          <text:p text:style-name="P23">Schnelle und einfache Wartung</text:p>
        </text:list-item>
        <text:list-item>
          <text:p text:style-name="P23">Verständliche Bedienbarkeit (Usability)</text:p>
        </text:list-item>
        <text:list-item>
          <text:p text:style-name="P23">Fehlerfrei durchlaufende Unit Tests</text:p>
        </text:list-item>
      </text:list>
      <text:p text:style-name="P22"/>
      <text:p text:style-name="P16">6. Ergänzungen</text:p>
      <text:p text:style-name="P16"/>
      <text:list xml:id="list31306934" text:style-name="L10">
        <text:list-item>
          <text:p text:style-name="P24">Kei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9pt" style:text-underline-style="solid" style:text-underline-width="auto" style:text-underline-color="font-color" style:font-size-asian="9pt" style:font-size-complex="9pt"/>
    </style:style>
    <style:style style:name="MP2" style:family="paragraph" style:parent-style-name="Standard">
      <style:text-properties fo:font-size="9pt" style:font-size-asian="9pt" style:font-size-complex="9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kt Geldverleih<text:tab/><text:tab/>11FI0E</text:p>
      </style:header>
      <style:footer>
        <text:p text:style-name="MP2">Sascha Hennemann &amp; Andreas Tarakanov<text:tab/><text:tab/><text:tab/><text:tab/><text:tab/><text:tab/><text:tab/><text:tab/>Seite <text:page-number text:select-page="current">2</text:page-number> 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08M33S</meta:editing-duration>
    <meta:editing-cycles>75</meta:editing-cycles>
    <meta:generator>OpenOffice.org/3.2$Win32 OpenOffice.org_project/320m12$Build-9483</meta:generator>
    <dc:date>2012-03-22T11:18:14.77</dc:date>
    <meta:print-date>2012-03-22T11:17:26.81</meta:print-date>
    <meta:document-statistic meta:table-count="0" meta:image-count="0" meta:object-count="0" meta:page-count="2" meta:paragraph-count="49" meta:word-count="237" meta:character-count="1866"/>
    <meta:user-defined meta:name="Info 1"/>
    <meta:user-defined meta:name="Info 2"/>
    <meta:user-defined meta:name="Info 3"/>
    <meta:user-defined meta:name="Info 4"/>
  </office:meta>
</office:document-meta>
</file>